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-0.9cm" style:auto-text-indent="false" style:page-number="auto" fo:background-color="transparent" style:writing-mode="lr-tb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07445" style:font-name-complex="Times New Roman1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5256c5"/>
    </style:style>
    <style:style style:name="P8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61e79" officeooo:paragraph-rsid="005256c5" style:font-name-complex="Times New Roman1"/>
    </style:style>
    <style:style style:name="P9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5256c5" style:font-name-complex="Times New Roman1"/>
    </style:style>
    <style:style style:name="P10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officeooo:paragraph-rsid="0087e6a4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rsid="002b7be5" officeooo:paragraph-rsid="0087e6a4" style:font-name-complex="Times New Roman1"/>
    </style:style>
    <style:style style:name="P1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officeooo:paragraph-rsid="0087e6a4" style:font-name-complex="Times New Roman1"/>
    </style:style>
    <style:style style:name="P14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15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3.799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7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9cm" style:auto-text-indent="false" style:page-number="auto" fo:background-color="transparent" style:writing-mode="lr-tb"/>
    </style:style>
    <style:style style:name="P19" style:family="paragraph" style:parent-style-name="Standard" style:master-page-name="">
      <loext:graphic-properties draw:fill="none"/>
      <style:paragraph-properties fo:margin-left="2.499cm" fo:margin-right="0cm" fo:margin-top="0cm" fo:margin-bottom="0cm" style:contextual-spacing="false" fo:line-height="100%" fo:text-align="left" style:justify-single-word="false" fo:orphans="2" fo:widows="2" fo:text-indent="-1.401cm" style:auto-text-indent="false" style:page-number="auto" fo:background-color="transparent" style:writing-mode="lr-tb"/>
      <style:text-properties officeooo:paragraph-rsid="0044c742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left" style:justify-single-word="false" fo:orphans="2" fo:widows="2" fo:text-indent="0cm" style:auto-text-indent="false" style:page-number="auto" fo:background-color="transparent" style:writing-mode="lr-tb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7f924e"/>
    </style:style>
    <style:style style:name="P22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e2fb" style:font-name-complex="Times New Roman1"/>
    </style:style>
    <style:style style:name="T3" style:family="text">
      <style:text-properties officeooo:rsid="0085a58c"/>
    </style:style>
    <style:style style:name="T4" style:family="text">
      <style:text-properties style:font-name="Times New Roman" officeooo:rsid="0020974e" style:font-name-complex="Times New Roman1"/>
    </style:style>
    <style:style style:name="T5" style:family="text">
      <style:text-properties style:font-name="Times New Roman" officeooo:rsid="000c7953" style:font-name-complex="Times New Roman1"/>
    </style:style>
    <style:style style:name="T6" style:family="text">
      <style:text-properties style:font-name="Times New Roman" officeooo:rsid="00261e79" style:font-name-complex="Times New Roman1"/>
    </style:style>
    <style:style style:name="T7" style:family="text">
      <style:text-properties style:font-name="Times New Roman" officeooo:rsid="009413ba" style:font-name-complex="Times New Roman1"/>
    </style:style>
    <style:style style:name="T8" style:family="text">
      <style:text-properties style:font-name="Times New Roman" officeooo:rsid="000f5bc1" style:font-name-complex="Times New Roman1"/>
    </style:style>
    <style:style style:name="T9" style:family="text">
      <style:text-properties style:font-name="Times New Roman" officeooo:rsid="002b7be5" style:font-name-complex="Times New Roman1"/>
    </style:style>
    <style:style style:name="T10" style:family="text">
      <style:text-properties style:font-name="Times New Roman" officeooo:rsid="002c174e" style:font-name-complex="Times New Roman1"/>
    </style:style>
    <style:style style:name="T11" style:family="text">
      <style:text-properties officeooo:rsid="0099ab47"/>
    </style:style>
    <style:style style:name="T12" style:family="text">
      <style:text-properties style:font-name="Times New Roman" officeooo:rsid="002ed0b4" style:font-name-complex="Times New Roman1"/>
    </style:style>
    <style:style style:name="T13" style:family="text">
      <style:text-properties style:font-name="Times New Roman" officeooo:rsid="003ca150" style:font-name-complex="Times New Roman1"/>
    </style:style>
    <style:style style:name="T14" style:family="text">
      <style:text-properties style:font-name="Times New Roman" officeooo:rsid="00376ce1" style:font-name-complex="Times New Roman1"/>
    </style:style>
    <style:style style:name="T15" style:family="text">
      <style:text-properties style:font-name="Times New Roman" officeooo:rsid="0030330c" style:font-name-complex="Times New Roman1"/>
    </style:style>
    <style:style style:name="T16" style:family="text">
      <style:text-properties style:font-name="Times New Roman" officeooo:rsid="0047222d" style:font-name-complex="Times New Roman1"/>
    </style:style>
    <style:style style:name="T17" style:family="text">
      <style:text-properties style:font-name="Times New Roman" officeooo:rsid="00490c44" style:font-name-complex="Times New Roman1"/>
    </style:style>
    <style:style style:name="T18" style:family="text">
      <style:text-properties style:font-name="Times New Roman" officeooo:rsid="004ae2cf" style:font-name-complex="Times New Roman1"/>
    </style:style>
    <style:style style:name="T19" style:family="text">
      <style:text-properties style:font-name="Times New Roman" officeooo:rsid="0041149d" style:font-name-complex="Times New Roman1"/>
    </style:style>
    <style:style style:name="T20" style:family="text">
      <style:text-properties style:font-name="Times New Roman" officeooo:rsid="00323411" style:font-name-complex="Times New Roman1"/>
    </style:style>
    <style:style style:name="T21" style:family="text">
      <style:text-properties style:font-name="Times New Roman" officeooo:rsid="004407ae" style:font-name-complex="Times New Roman1"/>
    </style:style>
    <style:style style:name="T22" style:family="text">
      <style:text-properties style:font-name="Times New Roman" officeooo:rsid="00449d5f" style:font-name-complex="Times New Roman1"/>
    </style:style>
    <style:style style:name="T23" style:family="text">
      <style:text-properties style:font-name="Times New Roman" officeooo:rsid="0044e091" style:font-name-complex="Times New Roman1"/>
    </style:style>
    <style:style style:name="T24" style:family="text">
      <style:text-properties officeooo:rsid="0010a0e6"/>
    </style:style>
    <style:style style:name="T25" style:family="text">
      <style:text-properties officeooo:rsid="0046d75b"/>
    </style:style>
    <style:style style:name="T26" style:family="text">
      <style:text-properties officeooo:rsid="00450408"/>
    </style:style>
    <style:style style:name="T27" style:family="text">
      <style:text-properties officeooo:rsid="0045c74b"/>
    </style:style>
    <style:style style:name="T28" style:family="text">
      <style:text-properties officeooo:rsid="004e66bf"/>
    </style:style>
    <style:style style:name="T29" style:family="text">
      <style:text-properties style:font-name="Times New Roman" officeooo:rsid="007f924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ых есть работающий клуб/клубы</text:span></text:p>
      <text:p text:style-name="P4" loext:marker-style-name="T1"><text:span text:style-name="T1"><text:tab/>3.2. Просмотр подробной информации о клубе </text:span><text:span text:style-name="T2">с возможностью перехода к доступным слотам для бронирования в случае, если клуб открыт (см. п.5 «Для клиента»)</text:span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работающего клуба в список избранных клубов</text:span><text:span text:style-name="T1"/></text:p>
      <text:p text:style-name="P5" loext:marker-style-name="T1"><text:tab/>4.2. Удаление клуба из списка избранных клубов</text:p>
      <text:p text:style-name="P5" loext:marker-style-name="T1"><text:tab/><text:span text:style-name="T3">4.3. Просмотр списка избранных клубов</text:span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в выбранном клубе на выбранное кол-во минут, <text:s/>кол-во игровых мест, дату</text:span></text:p>
      <text:p text:style-name="P1" loext:marker-style-name="T1"><text:span text:style-name="T1"><text:tab/>5.2. Оформление бронирования на доступный слот с возможностью написать пожелание клиентом на его бронь</text:span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6" loext:marker-style-name="T1"><text:tab/>5.4. Просмотр подробной информации о бронировании (с контактными данными для отмены бронирования за 24 часа до начала слота)</text:p>
      <text:p text:style-name="P6" loext:marker-style-name="T1"><text:span text:style-name="T1"/></text:p>
      <text:p text:style-name="P6" loext:marker-style-name="T1">——————————————————————————————————————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, «регистрация» для новых сотрудников </text:span><text:span text:style-name="T4">(см. п.1.2 «Для управляющего»)</text:span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2. Профиль:</text:span><text:span text:style-name="T1"/></text:p>
      <text:p text:style-name="P7" loext:marker-style-name="T1"><text:span text:style-name="T1"><text:tab/>2.1. Просмотр личных данных (фамилия, имя, отчество, номер телефона, рол</text:span><text:span text:style-name="T5">ей</text:span><text:span text:style-name="T1"> в текущем клубе) </text:span><text:span text:style-name="T6">с возможностью смены текущего клуба</text:span></text:p>
      <text:p text:style-name="P8" loext:marker-style-name="T1"/>
      <text:p text:style-name="P9" loext:marker-style-name="T1">——————————————————————————————————————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5" loext:marker-style-name="T1"/>
      <text:p text:style-name="P1" loext:marker-style-name="T1"><text:span text:style-name="T1">1. Управление бронированиями:</text:span><text:span text:style-name="T1"/></text:p>
      <text:p text:style-name="P10" loext:marker-style-name="T1"><text:span text:style-name="T1"><text:tab/>1.1. Просмотр списка бронирований в выбранном текущим клубе по дате и </text:span><text:span text:style-name="T7">номеру</text:span><text:span text:style-name="T1"> </text:span><text:span text:style-name="T7">телефона</text:span><text:span text:style-name="T1"> (</text:span><text:span text:style-name="T7">номер телефона </text:span><text:span text:style-name="T1">- опционально)</text:span></text:p>
      <text:p text:style-name="P1" loext:marker-style-name="T1"><text:span text:style-name="T1"><text:tab/>1.</text:span><text:span text:style-name="T8">2</text:span><text:span text:style-name="T1">. Отмена бронирования</text:span></text:p>
      <text:p text:style-name="P11" loext:marker-style-name="T1"><text:soft-page-break/><text:span text:style-name="T1"><text:tab/>1.</text:span><text:span text:style-name="T8">3</text:span><text:span text:style-name="T1">. Оформление бронирования «на месте» в выбранном клубе на нужную дату, длительность и кол-во симуляторов на доступный слот </text:span><text:span text:style-name="T9">(случай, когда клиент пришел без заранее сделанной брони и</text:span><text:span text:style-name="T10">/или</text:span><text:span text:style-name="T9"> его нет в БД)</text:span></text:p>
      <text:p text:style-name="P12" loext:marker-style-name="T1"><text:tab/><text:span text:style-name="T11">1.4 Подтверждение оплаты бронирования</text:span></text:p>
      <text:p text:style-name="P12" loext:marker-style-name="T1"/>
      <text:p text:style-name="P13" loext:marker-style-name="T1">——————————————————————————————————————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5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</text:span><text:bookmark-start text:name="__DdeLink__485_3824651667"/><text:span text:style-name="T1">1.2. Добавление сотрудника в выбранный текущим клуб по номеру телефона сотрудника с заданием роли (если сотрудника нет в БД, то создается новый и добавляется в БД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text:bookmark-end text:name="__DdeLink__485_3824651667"/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14" loext:marker-style-name="T1"><text:bookmark-start text:name="__DdeLink__487_3824651667"/><text:span text:style-name="T1">2.1.1. Добавление «дня-исключения» в график работы в выбранном текущим клубе</text:span><text:span text:style-name="T1"/></text:p>
      <text:p text:style-name="P15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15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</text:span><text:span text:style-name="T12">должен быть установлен до открытия клуба, </text:span><text:span text:style-name="T13">клуб</text:span><text:span text:style-name="T12"> открывает управляющий, </text:span><text:span text:style-name="T14">при выполнении всех условий</text:span><text:span text:style-name="T12">, см. п. 2.6 «Для управляющего»</text:span><text:span text:style-name="T1">)</text:span><text:bookmark-end text:name="__DdeLink__487_3824651667"/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</text:span><text:bookmark-start text:name="__DdeLink__489_3824651667"/><text:span text:style-name="T1">Изменение количества симуляторов в выбранном текущим клубе</text:span><text:bookmark-end text:name="__DdeLink__489_3824651667"/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6" loext:marker-style-name="T1"><text:span text:style-name="T1"><text:tab/>2.3.1. </text:span><text:bookmark-start text:name="__DdeLink__491_3824651667"/><text:span text:style-name="T1">Добавить </text:span><text:span text:style-name="T15">активную </text:span><text:span text:style-name="T1">игру в клуб</text:span><text:bookmark-end text:name="__DdeLink__491_3824651667"/><text:span text:style-name="T1"> (игра добавляется из справочника игр в БД, </text:span><text:span text:style-name="T16">причем</text:span><text:span text:style-name="T17"> выб</text:span><text:span text:style-name="T18">ирать можно</text:span><text:span text:style-name="T17"> только </text:span><text:span text:style-name="T18">из списка </text:span><text:span text:style-name="T17">активн</text:span><text:span text:style-name="T18">ых</text:span><text:span text:style-name="T17"> игр</text:span><text:span text:style-name="T19">)</text:span></text:p>
      <text:p text:style-name="P17" loext:marker-style-name="T1"><text:span text:style-name="T1"><text:tab/>2.3.2. </text:span><text:bookmark-start text:name="__DdeLink__493_3824651667"/><text:span text:style-name="T1">Удалить игру из клуба</text:span><text:bookmark-end text:name="__DdeLink__493_3824651667"/><text:span text:style-name="T1"> </text:span><text:span text:style-name="T20">(можно только в случае, если эта игра не является последней </text:span><text:span text:style-name="T21">активной </text:span><text:span text:style-name="T20">в этом клубе)</text:span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</text:span><text:bookmark-start text:name="__DdeLink__495_3824651667"/><text:span text:style-name="T1">Добавление цены за кол-во минут игры</text:span><text:bookmark-end text:name="__DdeLink__495_3824651667"/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8" loext:marker-style-name="T1"><text:span text:style-name="T1"><text:tab/>2.4.3. Удаление цены за кол-во минут игры </text:span><text:span text:style-name="T22">(можно только в случае, если эта цена не является последней в этом клубе)</text:span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</text:span><text:bookmark-start text:name="__DdeLink__497_3824651667"/><text:span text:style-name="T1">Добавление фотографии</text:span><text:bookmark-end text:name="__DdeLink__497_3824651667"/><text:span text:style-name="T1"/></text:p>
      <text:p text:style-name="P19" loext:marker-style-name="T1"><text:span text:style-name="T1"><text:tab/>2.5.2. Удаление фотографии </text:span><text:span text:style-name="T22">(можно только в случае, если эта </text:span><text:span text:style-name="T23">фотография</text:span><text:span text:style-name="T22"> не является последней в этом клубе)</text:span></text:p>
      <text:p text:style-name="P5" loext:marker-style-name="T1"><text:tab/><text:tab/>2.5.3. Переупорядочивание фотографий</text:p>
      <text:p text:style-name="P20" loext:marker-style-name="T1"><text:span text:style-name="T24">2.6. Открыть клуб (открыть клуб можно только при наличии хотя бы одной фотографии, хотя бы одной цены за кол-во минут, полного графика работы на всю неделю и хотя бы одной </text:span><text:span text:style-name="T25">активной </text:span><text:span text:style-name="T24">игры) </text:span></text:p>
      <text:p text:style-name="P20" loext:marker-style-name="T1"><text:span text:style-name="T26">2.7. </text:span><text:span text:style-name="T27">Закрыть клуб (закрыть клуб можно только при отсутствии оплаченных </text:span><text:span text:style-name="T28">и/или ожидающих оплаты</text:span><text:span text:style-name="T27"> «наперед» бронирований</text:span><text:span text:style-name="T25">)</text:span></text:p>
      <text:p text:style-name="P5" loext:marker-style-name="T1"/>
      <text:p text:style-name="P21" loext:marker-style-name="T1"><text:soft-page-break/><text:span text:style-name="T1">3. Отчеты </text:span><text:span text:style-name="T29">(за выбранный период по выбранному текущим клубу)</text:span><text:span text:style-name="T1">:</text:span></text:p>
      <text:p text:style-name="P22" loext:marker-style-name="T1"><text:tab/>3.1. <text:bookmark-start text:name="__DdeLink__500_3824651667"/>Получение отчета «Cтатистика бронирований», который включает: общее число бронирований, процент отмен, число б<text:bookmark text:name="_GoBack"/>ронирований по дням<text:bookmark-end text:name="__DdeLink__500_3824651667"/></text:p>
      <text:p text:style-name="P22" loext:marker-style-name="T1"><text:tab/>3.2. <text:bookmark-start text:name="__DdeLink__502_3824651667"/>Получение отчета «Финансовая статистика», который включает: общую выручку, выручку по дням, средний чек<text:bookmark-end text:name="__DdeLink__502_382465166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83</meta:editing-cycles>
    <meta:creation-date>2026-01-25T11:25:00</meta:creation-date>
    <dc:date>2026-03-11T11:32:30.399350623</dc:date>
    <meta:editing-duration>PT6H33M11S</meta:editing-duration>
    <meta:generator>LibreOffice/26.2.0.3$Linux_X86_64 LibreOffice_project/afbbd0df0edb6d40b450b0337ac646b0913a760c</meta:generator>
    <meta:document-statistic meta:table-count="0" meta:image-count="0" meta:object-count="0" meta:page-count="3" meta:paragraph-count="73" meta:word-count="660" meta:character-count="4895" meta:non-whitespace-character-count="4248"/>
    <meta:user-defined meta:name="AppVersion">16.0000</meta:user-defined>
    <meta:template xlink:type="simple" xlink:actuate="onRequest" xlink:title="Normal" xlink:href=""/>
  </office:meta>
</office:document-meta>
</file>